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Nimbus Roman No9 L" svg:font-family="'Nimbus Roman No9 L'"/>
    <style:font-face style:name="Nimbus Sans L" svg:font-family="'Nimbus Sans L'"/>
    <style:font-face style:name="Sans" svg:font-family="San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0.82mm"/>
    </style:style>
    <style:style style:name="co3" style:family="table-column">
      <style:table-column-properties fo:break-before="auto" style:column-width="31.08mm"/>
    </style:style>
    <style:style style:name="co4" style:family="table-column">
      <style:table-column-properties fo:break-before="auto" style:column-width="30.18mm"/>
    </style:style>
    <style:style style:name="co5" style:family="table-column">
      <style:table-column-properties fo:break-before="auto" style:column-width="42.26mm"/>
    </style:style>
    <style:style style:name="co6" style:family="table-column">
      <style:table-column-properties fo:break-before="auto" style:column-width="35.72mm"/>
    </style:style>
    <style:style style:name="co7" style:family="table-column">
      <style:table-column-properties fo:break-before="auto" style:column-width="75.21mm"/>
    </style:style>
    <style:style style:name="co8" style:family="table-column">
      <style:table-column-properties fo:break-before="auto" style:column-width="31.41mm"/>
    </style:style>
    <style:style style:name="co9" style:family="table-column">
      <style:table-column-properties fo:break-before="auto" style:column-width="31.66mm"/>
    </style:style>
    <style:style style:name="co10" style:family="table-column">
      <style:table-column-properties fo:break-before="auto" style:column-width="30.94mm"/>
    </style:style>
    <style:style style:name="co11" style:family="table-column">
      <style:table-column-properties fo:break-before="auto" style:column-width="26.62mm"/>
    </style:style>
    <style:style style:name="co12" style:family="table-column">
      <style:table-column-properties fo:break-before="auto" style:column-width="18.06mm"/>
    </style:style>
    <style:style style:name="co13" style:family="table-column">
      <style:table-column-properties fo:break-before="auto" style:column-width="32.86mm"/>
    </style:style>
    <style:style style:name="co14" style:family="table-column">
      <style:table-column-properties fo:break-before="auto" style:column-width="27.9mm"/>
    </style:style>
    <style:style style:name="co15" style:family="table-column">
      <style:table-column-properties fo:break-before="auto" style:column-width="49mm"/>
    </style:style>
    <style:style style:name="co16" style:family="table-column">
      <style:table-column-properties fo:break-before="auto" style:column-width="77.1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7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_32_017_20_p3">
      <style:table-properties table:display="true" style:writing-mode="lr-tb"/>
    </style:style>
    <style:style style:name="ta3" style:family="table" style:master-page-name="_32_017_20_p2_20__28_paid_29_">
      <style:table-properties table:display="true" style:writing-mode="lr-tb"/>
    </style:style>
    <style:style style:name="ta4" style:family="table" style:master-page-name="_32_017_20__28_paid_29_">
      <style:table-properties table:display="true" style:writing-mode="lr-tb"/>
    </style:style>
    <style:style style:name="ta5" style:family="table" style:master-page-name="_32_016_20__28_paid_29_">
      <style:table-properties table:display="true" style:writing-mode="lr-tb"/>
    </style:style>
    <style:style style:name="ta6" style:family="table" style:master-page-name="_32_015_20_p2_20__28_paid_29_">
      <style:table-properties table:display="true" style:writing-mode="lr-tb"/>
    </style:style>
    <style:style style:name="ta7" style:family="table" style:master-page-name="_32_015_20__28_paid_29_">
      <style:table-properties table:display="true" style:writing-mode="lr-tb"/>
    </style:style>
    <number:date-style style:name="N37" number:automatic-order="true">
      <number:year/>
      <number:text>/</number:text>
      <number:month number:style="long"/>
      <number:text>/</number:text>
      <number:day number:style="long"/>
    </number:date-style>
    <style:style style:name="ce20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" style:family="table-cell" style:parent-style-name="Default">
      <style:table-cell-properties fo:background-color="#f79448"/>
    </style:style>
    <style:style style:name="ce21" style:family="table-cell" style:parent-style-name="Default" style:data-style-name="N37"/>
    <style:style style:name="ce22" style:family="table-cell" style:parent-style-name="Default">
      <style:table-cell-properties fo:background-color="#faa61a"/>
    </style:style>
    <style:style style:name="ce2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ackground-color="#fff200"/>
    </style:style>
    <style:style style:name="ce25" style:family="table-cell" style:parent-style-name="Default" style:data-style-name="N104"/>
    <style:style style:name="ce2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7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8" style:family="table-cell" style:parent-style-name="Default" style:data-style-name="N11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9" style:family="table-cell" style:parent-style-name="Default" style:data-style-name="N111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Sans L" fo:font-size="10pt" fo:font-style="normal" style:text-underline-style="none" fo:font-weight="normal" style:text-underline-mode="continuous" style:text-overline-mode="continuous" style:text-line-through-mode="continuous"/>
    </style:style>
    <style:style style:name="ce46" style:family="table-cell" style:parent-style-name="Default" style:data-style-name="N11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47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4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4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5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51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T1" style:family="text">
      <style:text-properties style:text-position="super 58%"/>
    </style:style>
    <style:style style:name="T2" style:family="text">
      <style:text-properties style:font-name-asian="WenQuanYi Micro Hei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="Sans" style:language-complex="hi" style:country-complex="IN" style:language-asian="zh" style:country-asian="CN" fo:language="en" fo:country="ZA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2020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20" office:value-type="string" calcext:value-type="string">
            <text:p>Time (in hours)</text:p>
          </table:table-cell>
          <table:table-cell table:style-name="ce20" office:value-type="string" calcext:value-type="string">
            <text:p>Date</text:p>
          </table:table-cell>
          <table:table-cell table:style-name="ce20" office:value-type="string" calcext:value-type="string">
            <text:p>Task</text:p>
          </table:table-cell>
          <table:table-cell table:style-name="ce20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/05/2020</text:p>
          </table:table-cell>
          <table:table-cell office:value-type="string" calcext:value-type="string">
            <text:p>Tangram bu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05/2020</text:p>
          </table:table-cell>
          <table:table-cell office:value-type="string" calcext:value-type="string">
            <text:p>Cinema bug fix (#303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1/05/2020</text:p>
          </table:table-cell>
          <table:table-cell office:value-type="string" calcext:value-type="string">
            <text:p>Cinema fixes (#305, #306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3/05/2020</text:p>
          </table:table-cell>
          <table:table-cell office:value-type="string" calcext:value-type="string">
            <text:p>Checker bug fix (#307), py2 tag, clean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4/05/2020</text:p>
          </table:table-cell>
          <table:table-cell office:value-type="string" calcext:value-type="string">
            <text:p>Added exif rotation in 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5/2020</text:p>
          </table:table-cell>
          <table:table-cell office:value-type="string" calcext:value-type="string">
            <text:p>Optimized exit rotation, fix #312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06/2020</text:p>
          </table:table-cell>
          <table:table-cell office:value-type="string" calcext:value-type="string">
            <text:p>Adding auto_play. #314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6/2020</text:p>
          </table:table-cell>
          <table:table-cell office:value-type="string" calcext:value-type="string">
            <text:p>#316 – Sound and video not playing <text:s/>in <text:s/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06/2020</text:p>
          </table:table-cell>
          <table:table-cell office:value-type="string" calcext:value-type="string">
            <text:p>#316 – Investigation</text:p>
          </table:table-cell>
          <table:table-cell table:number-columns-repeated="1021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15/06/2020</text:p>
          </table:table-cell>
          <table:table-cell office:value-type="string" calcext:value-type="string">
            <text:p>#316 – Implemented 1<text:span text:style-name="T1">st</text:span> stab solution 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3/06/2020</text:p>
          </table:table-cell>
          <table:table-cell office:value-type="string" calcext:value-type="string">
            <text:p>LFS Import Memory Issu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6/2020</text:p>
          </table:table-cell>
          <table:table-cell office:value-type="string" calcext:value-type="string">
            <text:p>LFS Import Memory Issu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4/07/2020</text:p>
          </table:table-cell>
          <table:table-cell office:value-type="string" calcext:value-type="string">
            <text:p>Btp-kivy-app fixes from btp-classic-kivy, modal popup bug (<text:a xlink:href="https://github.com/kivy/kivy/pull/6976" xlink:type="simple">https://github.com/kivy/kivy/pull/6976</text:a>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/07/2020</text:p>
          </table:table-cell>
          <table:table-cell office:value-type="string" calcext:value-type="string">
            <text:p>Kivy iOS – Popup issue (https://github.com/kivy/kivy-ios/issues/499) 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07/20120Kivy-iOS – Python 3.8 + Pillow - <text:a xlink:href="https://github.com/kivy/kivy-ios/issues/529" xlink:type="simple">https://github.com/kivy/kivy-ios/issues/529</text:a></text:p>
          </table:table-cell>
          <table:table-cell table:number-columns-repeated="102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9/07/2020</text:p>
          </table:table-cell>
          <table:table-cell office:value-type="string" calcext:value-type="string">
            <text:p><text:span text:style-name="T2">Kivy-iOS – Python 3.8 + Pillow - </text:span><text:span text:style-name="T2"><text:a xlink:href="https://github.com/kivy/kivy-ios/issues/529" xlink:type="simple">https://github.com/kivy/kivy-ios/issues/529</text:a></text:span>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1" office:value-type="string" calcext:value-type="string">
            <text:p>08/08/2020</text:p>
          </table:table-cell>
          <table:table-cell office:value-type="string" calcext:value-type="string">
            <text:p>Btp-kivy-app ios uploa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/08/2020</text:p>
          </table:table-cell>
          <table:table-cell office:value-type="string" calcext:value-type="string">
            <text:p>iOS background upload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3/08/2020</text:p>
          </table:table-cell>
          <table:table-cell office:value-type="string" calcext:value-type="string">
            <text:p>iOS background uploa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3/08/2020</text:p>
          </table:table-cell>
          <table:table-cell office:value-type="string" calcext:value-type="string">
            <text:p>iOS background upload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9/08/2020</text:p>
          </table:table-cell>
          <table:table-cell office:value-type="string" calcext:value-type="string">
            <text:p>Image resize on import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10/2020</text:p>
          </table:table-cell>
          <table:table-cell office:value-type="string" calcext:value-type="string">
            <text:p>Android rebuild (for mreged stas_build branch)</text:p>
          </table:table-cell>
          <table:table-cell table:number-columns-repeated="1021"/>
        </table:table-row>
        <table:table-row table:style-name="ro1">
          <table:table-cell table:style-name="ce2" table:formula="of:=SUM([.A2:.A23])" office:value-type="float" office:value="50.5" calcext:value-type="float">
            <text:p>50.5</text:p>
          </table:table-cell>
          <table:table-cell table:style-name="ce2" table:number-columns-repeated="1023"/>
        </table:table-row>
      </table:table>
      <table:table table:name="2019" table:style-name="ta1">
        <office:forms form:automatic-focus="false" form:apply-design-mode="false"/>
        <table:table-column table:style-name="co2" table:default-cell-style-name="Default"/>
        <table:table-column table:style-name="co1" table:number-columns-repeated="1023" table:default-cell-style-name="Default"/>
        <table:table-row table:style-name="ro1">
          <table:table-cell table:style-name="ce20" office:value-type="string" calcext:value-type="string">
            <text:p>Time (in hours)</text:p>
          </table:table-cell>
          <table:table-cell table:style-name="ce20" office:value-type="string" calcext:value-type="string">
            <text:p>Date</text:p>
          </table:table-cell>
          <table:table-cell table:style-name="ce20" office:value-type="string" calcext:value-type="string">
            <text:p>Task</text:p>
          </table:table-cell>
          <table:table-cell table:style-name="ce20"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9/08/2019</text:p>
          </table:table-cell>
          <table:table-cell office:value-type="string" calcext:value-type="string">
            <text:p>LifeStory mobile app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0/08/2019</text:p>
          </table:table-cell>
          <table:table-cell office:value-type="string" calcext:value-type="string">
            <text:p>LifeStory mobile 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8/2019</text:p>
          </table:table-cell>
          <table:table-cell office:value-type="string" calcext:value-type="string">
            <text:p>LifeStory mobile app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09/2019</text:p>
          </table:table-cell>
          <table:table-cell office:value-type="string" calcext:value-type="string">
            <text:p>Bring in changes from py3 branch, debug and fix permissions erro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09/2019</text:p>
          </table:table-cell>
          <table:table-cell office:value-type="string" calcext:value-type="string">
            <text:p>Android runtime permission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4/09/2019</text:p>
          </table:table-cell>
          <table:table-cell office:value-type="string" calcext:value-type="string">
            <text:p>Android tweaks, ios project start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0/09/2019</text:p>
          </table:table-cell>
          <table:table-cell office:value-type="string" calcext:value-type="string">
            <text:p>Android layout, image rotation issue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2/09/2019</text:p>
          </table:table-cell>
          <table:table-cell office:value-type="string" calcext:value-type="string">
            <text:p>iOS pillow recip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09/2019</text:p>
          </table:table-cell>
          <table:table-cell office:value-type="string" calcext:value-type="string">
            <text:p>iOS pillow and build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9/2019</text:p>
          </table:table-cell>
          <table:table-cell office:value-type="string" calcext:value-type="string">
            <text:p>Btp-kivy-app. Screen metrics popup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10/2019</text:p>
          </table:table-cell>
          <table:table-cell office:value-type="string" calcext:value-type="string">
            <text:p>LifeStory upload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/10/2019</text:p>
          </table:table-cell>
          <table:table-cell office:value-type="string" calcext:value-type="string">
            <text:p>Android testing, file format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10/2019</text:p>
          </table:table-cell>
          <table:table-cell office:value-type="string" calcext:value-type="string">
            <text:p>Android runtime permissions (INTERNET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10/2019</text:p>
          </table:table-cell>
          <table:table-cell office:value-type="string" calcext:value-type="string">
            <text:p>Android service crash debugg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10/2019</text:p>
          </table:table-cell>
          <table:table-cell office:value-type="string" calcext:value-type="string">
            <text:p>Kivy Complete V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0/2019</text:p>
          </table:table-cell>
          <table:table-cell office:value-type="string" calcext:value-type="string">
            <text:p>Kivy Complete VM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10/2019</text:p>
          </table:table-cell>
          <table:table-cell office:value-type="string" calcext:value-type="string">
            <text:p>Kivy Complete VM, Android code re-structu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10/2019</text:p>
          </table:table-cell>
          <table:table-cell office:value-type="string" calcext:value-type="string">
            <text:p>Btp-kivy-app tweaks, ticket preparatio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8/10/2019</text:p>
          </table:table-cell>
          <table:table-cell office:value-type="string" calcext:value-type="string">
            <text:p>Btp-kivy-app zip upload, password pack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9/10/2019</text:p>
          </table:table-cell>
          <table:table-cell office:value-type="string" calcext:value-type="string">
            <text:p>Btp-kivy-app and btp-classic kivy UI rework and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4/10/2019</text:p>
          </table:table-cell>
          <table:table-cell office:value-type="string" calcext:value-type="string">
            <text:p>Android pictures dir and folder permiss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10/2019</text:p>
          </table:table-cell>
          <table:table-cell office:value-type="string" calcext:value-type="string">
            <text:p>Android pictures dir, lfs email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6/10/2019</text:p>
          </table:table-cell>
          <table:table-cell office:value-type="string" calcext:value-type="string">
            <text:p>Android pictures dir and folder permissio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7/10/2019</text:p>
          </table:table-cell>
          <table:table-cell office:value-type="string" calcext:value-type="string">
            <text:p>LifeStory toolbar tweaks, Android service investig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10/2019</text:p>
          </table:table-cell>
          <table:table-cell office:value-type="string" calcext:value-type="string">
            <text:p>LFS Upload and Android refinemen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1/10/2019</text:p>
          </table:table-cell>
          <table:table-cell office:value-type="string" calcext:value-type="string">
            <text:p>LFS Upload and Android refinemen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/11/2019</text:p>
          </table:table-cell>
          <table:table-cell office:value-type="string" calcext:value-type="string">
            <text:p>LFS Upload done, 0.3.4 LFS releas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/11/2019</text:p>
          </table:table-cell>
          <table:table-cell office:value-type="string" calcext:value-type="string">
            <text:p>Native Android Image brows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11/2019</text:p>
          </table:table-cell>
          <table:table-cell office:value-type="string" calcext:value-type="string">
            <text:p>Native Android Image brows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11/2019</text:p>
          </table:table-cell>
          <table:table-cell office:value-type="string" calcext:value-type="string">
            <text:p>LFS Nav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11/2019</text:p>
          </table:table-cell>
          <table:table-cell office:value-type="string" calcext:value-type="string">
            <text:p>LFS Navig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11/2019</text:p>
          </table:table-cell>
          <table:table-cell office:value-type="string" calcext:value-type="string">
            <text:p>Btp-kivy-add font dialog, app crash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11/2019</text:p>
          </table:table-cell>
          <table:table-cell office:value-type="string" calcext:value-type="string">
            <text:p>Btp-kivy-app navigation, image import fail issu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11/2019</text:p>
          </table:table-cell>
          <table:table-cell office:value-type="string" calcext:value-type="string">
            <text:p>Btp-kivy-app image 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11/2019</text:p>
          </table:table-cell>
          <table:table-cell office:value-type="string" calcext:value-type="string">
            <text:p>Btp-kivy-app navigation, image import fail issu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0/11/2019</text:p>
          </table:table-cell>
          <table:table-cell office:value-type="string" calcext:value-type="string">
            <text:p>Btp-kivy-app permission refactor (decorator)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2/11/2019</text:p>
          </table:table-cell>
          <table:table-cell office:value-type="string" calcext:value-type="string">
            <text:p>Btp-kivy-app audio and video import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23/11/2019</text:p>
          </table:table-cell>
          <table:table-cell office:value-type="string" calcext:value-type="string">
            <text:p>Btp-kivy-app audio and video impor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11/2019</text:p>
          </table:table-cell>
          <table:table-cell office:value-type="string" calcext:value-type="string">
            <text:p>Btp-kivy-app media import, escape character refactor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/12/2019</text:p>
          </table:table-cell>
          <table:table-cell office:value-type="string" calcext:value-type="string">
            <text:p>Generic media file import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12/2019</text:p>
          </table:table-cell>
          <table:table-cell office:value-type="string" calcext:value-type="string">
            <text:p>Android testing for 0.3.9 releas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2/2019</text:p>
          </table:table-cell>
          <table:table-cell office:value-type="string" calcext:value-type="string">
            <text:p>Android black screen importing bu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12/2019</text:p>
          </table:table-cell>
          <table:table-cell office:value-type="string" calcext:value-type="string">
            <text:p>Android black screen importing bug, V 0.3.9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12/2019</text:p>
          </table:table-cell>
          <table:table-cell office:value-type="string" calcext:value-type="string">
            <text:p>Bug fixes on importing, broken lfs files and workflow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/12/2019</text:p>
          </table:table-cell>
          <table:table-cell office:value-type="string" calcext:value-type="string">
            <text:p>Bug fixes on moving, positioning widget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3/12/2019</text:p>
          </table:table-cell>
          <table:table-cell office:value-type="string" calcext:value-type="string">
            <text:p>LFS Display scaling across different resolution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4/12/2019</text:p>
          </table:table-cell>
          <table:table-cell office:value-type="string" calcext:value-type="string">
            <text:p>LFS Display scaling across different resolution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0/12/2019</text:p>
          </table:table-cell>
          <table:table-cell office:value-type="string" calcext:value-type="string">
            <text:p>Removed size warning, new popup and releas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12/2019</text:p>
          </table:table-cell>
          <table:table-cell office:value-type="string" calcext:value-type="string">
            <text:p>Debugging (multiple-picture adding), started with uploading of log file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/1/2020</text:p>
          </table:table-cell>
          <table:table-cell office:value-type="string" calcext:value-type="string">
            <text:p>Uploading of log file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/1/2020</text:p>
          </table:table-cell>
          <table:table-cell office:value-type="string" calcext:value-type="string">
            <text:p>Permissions tweaks, touch fixes, debug outlin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1/2020</text:p>
          </table:table-cell>
          <table:table-cell office:value-type="string" calcext:value-type="string">
            <text:p>Release 0.4.0. testing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7/1/2010</text:p>
          </table:table-cell>
          <table:table-cell office:value-type="string" calcext:value-type="string">
            <text:p>Fix layout and positioning bug,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1/2020</text:p>
          </table:table-cell>
          <table:table-cell office:value-type="string" calcext:value-type="string">
            <text:p>Added logging for permission checks, introduced environ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1/2020</text:p>
          </table:table-cell>
          <table:table-cell office:value-type="string" calcext:value-type="string">
            <text:p>Release 0.4.2. with various fix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01/2020</text:p>
          </table:table-cell>
          <table:table-cell office:value-type="string" calcext:value-type="string">
            <text:p>Release 0.4.3. with permission fix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01/2020</text:p>
          </table:table-cell>
          <table:table-cell office:value-type="string" calcext:value-type="string">
            <text:p>Android FileChooser back button crash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01/2020</text:p>
          </table:table-cell>
          <table:table-cell office:value-type="string" calcext:value-type="string">
            <text:p>Fix Android FileChooser back button crash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1/2020</text:p>
          </table:table-cell>
          <table:table-cell office:value-type="string" calcext:value-type="string">
            <text:p>LFS Size Limi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/02/2020</text:p>
          </table:table-cell>
          <table:table-cell office:value-type="string" calcext:value-type="string">
            <text:p>Build 0.4.4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2/2020</text:p>
          </table:table-cell>
          <table:table-cell office:value-type="string" calcext:value-type="string">
            <text:p>Plyer iOS FileChooser test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/02/2020</text:p>
          </table:table-cell>
          <table:table-cell office:value-type="string" calcext:value-type="string">
            <text:p>Plyer iOS Filechooser investigations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5/02/2020</text:p>
          </table:table-cell>
          <table:table-cell office:value-type="string" calcext:value-type="string">
            <text:p>Plyer iOS Filechooser investigation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6/02/2020</text:p>
          </table:table-cell>
          <table:table-cell office:value-type="string" calcext:value-type="string">
            <text:p>Plyer iOS Filechooser investigation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9/02/2020</text:p>
          </table:table-cell>
          <table:table-cell office:value-type="string" calcext:value-type="string">
            <text:p>Plyer iOS Filechooser investigation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2/02/2020</text:p>
          </table:table-cell>
          <table:table-cell office:value-type="string" calcext:value-type="string">
            <text:p>Plyer iOS Filechooser investigation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4/02/2020</text:p>
          </table:table-cell>
          <table:table-cell office:value-type="string" calcext:value-type="string">
            <text:p>Plyer iOS Filechooser investigation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3/2020</text:p>
          </table:table-cell>
          <table:table-cell office:value-type="string" calcext:value-type="string">
            <text:p>Plyer + PyObjus FileChooser PR’s and merge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5/2020</text:p>
          </table:table-cell>
          <table:table-cell office:value-type="string" calcext:value-type="string">
            <text:p>Fix crash on lifestory (#301), port to btp-kivy-app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7/05/2020</text:p>
          </table:table-cell>
          <table:table-cell office:value-type="string" calcext:value-type="string">
            <text:p>Rework iOS pillow recipe, port to Python 3.8 work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22" table:formula="of:=SUM([.A2:.A71])" office:value-type="float" office:value="138" calcext:value-type="float">
            <text:p>138</text:p>
          </table:table-cell>
          <table:table-cell table:style-name="ce22" table:number-columns-repeated="1023"/>
        </table:table-row>
      </table:table>
      <table:table table:name="2018 p2 (paid)" table:style-name="ta1">
        <table:table-column table:style-name="co3" table:default-cell-style-name="Default"/>
        <table:table-column table:style-name="co1" table:number-columns-repeated="6" table:default-cell-style-name="Default"/>
        <table:table-column table:style-name="co4" table:default-cell-style-name="Default"/>
        <table:table-column table:style-name="co1" table:number-columns-repeated="1016" table:default-cell-style-name="Default"/>
        <table:table-row table:style-name="ro1">
          <table:table-cell table:style-name="ce20" office:value-type="string" calcext:value-type="string">
            <text:p>Time (in hours)</text:p>
          </table:table-cell>
          <table:table-cell table:style-name="ce20" office:value-type="string" calcext:value-type="string">
            <text:p>Date</text:p>
          </table:table-cell>
          <table:table-cell table:style-name="ce20" office:value-type="string" calcext:value-type="string">
            <text:p>Task</text:p>
          </table:table-cell>
          <table:table-cell table:style-name="ce20"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10/2018</text:p>
          </table:table-cell>
          <table:table-cell office:value-type="string" calcext:value-type="string">
            <text:p>Four-in-a-row crash, file count</text:p>
          </table:table-cell>
          <table:table-cell table:number-columns-repeated="7"/>
          <table:table-cell table:style-name="ce21"/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9/10/2018</text:p>
          </table:table-cell>
          <table:table-cell office:value-type="string" calcext:value-type="string">
            <text:p>Four-in-a-row font loading debugg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10/2018</text:p>
          </table:table-cell>
          <table:table-cell office:value-type="string" calcext:value-type="string">
            <text:p>Four-in-a-row font loading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3/10/2018</text:p>
          </table:table-cell>
          <table:table-cell office:value-type="string" calcext:value-type="string">
            <text:p>Four-in-a-row font loading debugg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11/2018</text:p>
          </table:table-cell>
          <table:table-cell office:value-type="string" calcext:value-type="string">
            <text:p>TextInput bu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8/11/2018</text:p>
          </table:table-cell>
          <table:table-cell office:value-type="string" calcext:value-type="string">
            <text:p>Clock and Animation cleanup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11/2018</text:p>
          </table:table-cell>
          <table:table-cell office:value-type="string" calcext:value-type="string">
            <text:p>Clock and Animation clean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11/2018</text:p>
          </table:table-cell>
          <table:table-cell office:value-type="string" calcext:value-type="string">
            <text:p>Audio unloading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4/11/2018</text:p>
          </table:table-cell>
          <table:table-cell office:value-type="string" calcext:value-type="string">
            <text:p>Switched to event based audio unload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1/2019</text:p>
          </table:table-cell>
          <table:table-cell office:value-type="string" calcext:value-type="string">
            <text:p>Jumble und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1/2019</text:p>
          </table:table-cell>
          <table:table-cell office:value-type="string" calcext:value-type="string">
            <text:p>Jumble undo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8/02/2019</text:p>
          </table:table-cell>
          <table:table-cell office:value-type="string" calcext:value-type="string">
            <text:p>Python 3 convers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2/2019</text:p>
          </table:table-cell>
          <table:table-cell office:value-type="string" calcext:value-type="string">
            <text:p>Sudoku bug, LFS import chang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2/2019</text:p>
          </table:table-cell>
          <table:table-cell office:value-type="string" calcext:value-type="string">
            <text:p>LFS Export unicode issu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5/02/2019</text:p>
          </table:table-cell>
          <table:table-cell office:value-type="string" calcext:value-type="string">
            <text:p>LFS Export unicode issue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9/02/2019</text:p>
          </table:table-cell>
          <table:table-cell office:value-type="string" calcext:value-type="string">
            <text:p>PDF Export permission fix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25/02/2019</text:p>
          </table:table-cell>
          <table:table-cell office:value-type="string" calcext:value-type="string">
            <text:p>Py3 convers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2/2019</text:p>
          </table:table-cell>
          <table:table-cell office:value-type="string" calcext:value-type="string">
            <text:p>Sudoku bug, LFS import changes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R 11 034.52 received on 20/05/2019</text:p>
          </table:table-cell>
          <table:table-cell table:style-name="ce23"/>
          <table:table-cell table:number-columns-repeated="1021"/>
        </table:table-row>
      </table:table>
      <table:table table:name="2018 p1 (paid)" table:style-name="ta1">
        <table:table-column table:style-name="co5" table:default-cell-style-name="Default"/>
        <table:table-column table:style-name="co6" table:default-cell-style-name="ce21"/>
        <table:table-column table:style-name="co7" table:default-cell-style-name="Default"/>
        <table:table-column table:style-name="co1" table:number-columns-repeated="1021" table:default-cell-style-name="Default"/>
        <table:table-row table:style-name="ro1">
          <table:table-cell table:style-name="ce20" office:value-type="string" calcext:value-type="string">
            <text:p>Time (in hours)</text:p>
          </table:table-cell>
          <table:table-cell table:style-name="ce20" office:value-type="string" calcext:value-type="string">
            <text:p>Date</text:p>
          </table:table-cell>
          <table:table-cell table:style-name="ce20" office:value-type="string" calcext:value-type="string">
            <text:p>Task</text:p>
          </table:table-cell>
          <table:table-cell table:style-name="ce20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4-22" calcext:value-type="date">
            <text:p>18/04/22</text:p>
          </table:table-cell>
          <table:table-cell office:value-type="string" calcext:value-type="string">
            <text:p>Crash in LFS #253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4-26" calcext:value-type="date">
            <text:p>18/04/26</text:p>
          </table:table-cell>
          <table:table-cell office:value-type="string" calcext:value-type="string">
            <text:p>Topbar, Solitaire, Tower of Hanoi ticket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4-28" calcext:value-type="date">
            <text:p>18/04/28</text:p>
          </table:table-cell>
          <table:table-cell office:value-type="string" calcext:value-type="string">
            <text:p>Hanoi animation and ending refinemen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5-01" calcext:value-type="date">
            <text:p>18/05/01</text:p>
          </table:table-cell>
          <table:table-cell office:value-type="string" calcext:value-type="string">
            <text:p>Tangram ending #250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6-05" calcext:value-type="date">
            <text:p>18/06/05</text:p>
          </table:table-cell>
          <table:table-cell office:value-type="string" calcext:value-type="string">
            <text:p>Topbar issue, solitaire resiz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6-09" calcext:value-type="date">
            <text:p>18/06/09</text:p>
          </table:table-cell>
          <table:table-cell office:value-type="string" calcext:value-type="string">
            <text:p>Rework solitaire layout, UI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6-11" calcext:value-type="date">
            <text:p>18/06/11</text:p>
          </table:table-cell>
          <table:table-cell office:value-type="string" calcext:value-type="string">
            <text:p>Solitaire touch, sizing refinement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6-22" calcext:value-type="date">
            <text:p>18/06/22</text:p>
          </table:table-cell>
          <table:table-cell office:value-type="string" calcext:value-type="string">
            <text:p>Solitaire – prevent column overflowing other card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6-23" calcext:value-type="date">
            <text:p>18/06/23</text:p>
          </table:table-cell>
          <table:table-cell office:value-type="string" calcext:value-type="string">
            <text:p>Tangram – Hel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6-24" calcext:value-type="date">
            <text:p>18/06/24</text:p>
          </table:table-cell>
          <table:table-cell office:value-type="string" calcext:value-type="string">
            <text:p>Tangram – Help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6-29" calcext:value-type="date">
            <text:p>18/06/29</text:p>
          </table:table-cell>
          <table:table-cell office:value-type="string" calcext:value-type="string">
            <text:p>Tangram – Hel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7-28" calcext:value-type="date">
            <text:p>18/07/2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7-28" calcext:value-type="date">
            <text:p>18/07/28</text:p>
          </table:table-cell>
          <table:table-cell table:style-name="ce21" office:value-type="string" calcext:value-type="string">
            <text:p>Cinema (Afterno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7-29" calcext:value-type="date">
            <text:p>18/07/29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2" calcext:value-type="date">
            <text:p>18/08/02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3" calcext:value-type="date">
            <text:p>18/08/03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8-04" calcext:value-type="date">
            <text:p>18/08/04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5" calcext:value-type="date">
            <text:p>18/08/05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7" calcext:value-type="date">
            <text:p>18/08/07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8" calcext:value-type="date">
            <text:p>18/08/0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8-09" calcext:value-type="date">
            <text:p>18/08/09</text:p>
          </table:table-cell>
          <table:table-cell office:value-type="string" calcext:value-type="string">
            <text:p>Experimenting with Video/Audio providers and media file typ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10" calcext:value-type="date">
            <text:p>18/08/10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8-08-11" calcext:value-type="date">
            <text:p>18/08/11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8-13" calcext:value-type="date">
            <text:p>18/08/13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14" calcext:value-type="date">
            <text:p>18/08/14</text:p>
          </table:table-cell>
          <table:table-cell office:value-type="string" calcext:value-type="string">
            <text:p>Merge topbar changes, testing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8-15" calcext:value-type="date">
            <text:p>18/08/15</text:p>
          </table:table-cell>
          <table:table-cell office:value-type="string" calcext:value-type="string">
            <text:p>Attempt to re-purpose topbar for media controls. Abandoned.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8-08-17" calcext:value-type="date">
            <text:p>18/08/17</text:p>
          </table:table-cell>
          <table:table-cell office:value-type="string" calcext:value-type="string">
            <text:p>Cinema – moved controls to topbar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8-20" calcext:value-type="date">
            <text:p>18/08/20</text:p>
          </table:table-cell>
          <table:table-cell office:value-type="string" calcext:value-type="string">
            <text:p>Cinema – full screen experiment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8-25" calcext:value-type="date">
            <text:p>18/08/25</text:p>
          </table:table-cell>
          <table:table-cell office:value-type="string" calcext:value-type="string">
            <text:p>LFS Fullscree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26" calcext:value-type="date">
            <text:p>18/08/26</text:p>
          </table:table-cell>
          <table:table-cell office:value-type="string" calcext:value-type="string">
            <text:p>LFS Fullscreen experiment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31" calcext:value-type="date">
            <text:p>18/08/31</text:p>
          </table:table-cell>
          <table:table-cell office:value-type="string" calcext:value-type="string">
            <text:p>LFS Fullscreen experiment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4" calcext:value-type="date">
            <text:p>18/09/04</text:p>
          </table:table-cell>
          <table:table-cell office:value-type="string" calcext:value-type="string">
            <text:p>Cinema fullscree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6" calcext:value-type="date">
            <text:p>18/09/06</text:p>
          </table:table-cell>
          <table:table-cell office:value-type="string" calcext:value-type="string">
            <text:p>Cinema fullscree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8-09-07" calcext:value-type="date">
            <text:p>18/09/07</text:p>
          </table:table-cell>
          <table:table-cell office:value-type="string" calcext:value-type="string">
            <text:p>Cinema fullscree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8" calcext:value-type="date">
            <text:p>18/09/08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9" calcext:value-type="date">
            <text:p>18/09/09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12" calcext:value-type="date">
            <text:p>18/09/12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14" calcext:value-type="date">
            <text:p>18/09/14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9-15" calcext:value-type="date">
            <text:p>18/09/15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8-09-18" calcext:value-type="date">
            <text:p>18/09/18</text:p>
          </table:table-cell>
          <table:table-cell office:value-type="string" calcext:value-type="string">
            <text:p>Cinema EXIF + marking crash</text:p>
          </table:table-cell>
          <table:table-cell table:number-columns-repeated="1021"/>
        </table:table-row>
        <table:table-row table:style-name="ro1">
          <table:table-cell table:style-name="ce24" table:formula="of:=SUM([.A2:.A41])" office:value-type="float" office:value="48" calcext:value-type="float">
            <text:p>48</text:p>
          </table:table-cell>
          <table:table-cell table:style-name="ce24" table:number-columns-repeated="1023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/>
          <table:table-cell table:style-name="Default" office:value-type="string" calcext:value-type="string">
            <text:p>Invoiced for 48 x $30 on 2018-09-30 = $1440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 calcext:value-type="string">
            <text:p>$1440 transferred into paypal on 2018-10-01. $1383.54 balance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 calcext:value-type="string">
            <text:p>$1383.54 transferred to Capitec account on 2018-10-01 (R291.92 taken for commission)</text:p>
          </table:table-cell>
          <table:table-cell table:number-columns-repeated="1022"/>
        </table:table-row>
        <table:table-row table:style-name="ro1">
          <table:table-cell/>
          <table:table-cell table:style-name="ce25" office:value-type="string" calcext:value-type="string">
            <text:p>R19292.08 after conversion to Rands</text:p>
          </table:table-cell>
          <table:table-cell table:number-columns-repeated="1022"/>
        </table:table-row>
      </table:table>
      <table:table table:name="2017 p3 (paid)" table:style-name="ta2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8" table:default-cell-style-name="ce26"/>
        <table:table-column table:style-name="co1" table:number-columns-repeated="1023" table:default-cell-style-name="ce26"/>
        <table:table-row table:style-name="ro1">
          <table:table-cell table:style-name="ce20" office:value-type="string" calcext:value-type="string">
            <text:p>Time (in hours)</text:p>
          </table:table-cell>
          <table:table-cell table:style-name="ce20" office:value-type="string" calcext:value-type="string">
            <text:p>Date</text:p>
          </table:table-cell>
          <table:table-cell table:style-name="ce20" office:value-type="string" calcext:value-type="string">
            <text:p>Task</text:p>
          </table:table-cell>
          <table:table-cell table:style-name="ce20"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7/2017</text:p>
          </table:table-cell>
          <table:table-cell office:value-type="string" calcext:value-type="string">
            <text:p>BTP-Kivy-App, device ID, BTP ID, 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7/2017</text:p>
          </table:table-cell>
          <table:table-cell office:value-type="string" calcext:value-type="string">
            <text:p>Buildozer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7/2017</text:p>
          </table:table-cell>
          <table:table-cell office:value-type="string" calcext:value-type="string">
            <text:p>BTP-Kivy-App user detail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/07/2017</text:p>
          </table:table-cell>
          <table:table-cell office:value-type="string" calcext:value-type="string">
            <text:p>Checkers, BTP-Kivy-App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1/07/2017</text:p>
          </table:table-cell>
          <table:table-cell office:value-type="string" calcext:value-type="string">
            <text:p>BTP-Kivy-App EUL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7/2017</text:p>
          </table:table-cell>
          <table:table-cell office:value-type="string" calcext:value-type="string">
            <text:p>BTP-Kivy-App EULA, checkers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7" office:value-type="date" office:date-value="2017-04-08" calcext:value-type="date">
            <text:p>17/04/0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7" office:value-type="date" office:date-value="2017-05-08" calcext:value-type="date">
            <text:p>17/05/0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table:style-name="ce27" office:value-type="date" office:date-value="2017-09-08" calcext:value-type="date">
            <text:p>17/09/0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7" office:value-type="date" office:date-value="2017-10-08" calcext:value-type="date">
            <text:p>17/10/0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7" office:value-type="date" office:date-value="2017-12-08" calcext:value-type="date">
            <text:p>17/12/08</text:p>
          </table:table-cell>
          <table:table-cell office:value-type="string" calcext:value-type="string">
            <text:p>Tangram/Buildozer 4 BTP-Kivy-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7" office:value-type="string" calcext:value-type="string">
            <text:p>13/08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8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08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08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8" office:value-type="string" calcext:value-type="string">
            <text:p>30/08/2017</text:p>
          </table:table-cell>
          <table:table-cell office:value-type="string" calcext:value-type="string">
            <text:p>Tangram, Word search fix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8" office:value-type="string" calcext:value-type="string">
            <text:p>5/09/2017</text:p>
          </table:table-cell>
          <table:table-cell office:value-type="string" calcext:value-type="string">
            <text:p>Testing, bug fixing for BTP-Kivy_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8" office:value-type="string" calcext:value-type="string">
            <text:p>7/09/2017</text:p>
          </table:table-cell>
          <table:table-cell office:value-type="string" calcext:value-type="string">
            <text:p>Testing, bug fixing for BTP-Kivy_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8" office:value-type="string" calcext:value-type="string">
            <text:p>8/09/2017</text:p>
          </table:table-cell>
          <table:table-cell office:value-type="string" calcext:value-type="string">
            <text:p>Testing, bug fixing for BTP-Kivy_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8" office:value-type="string" calcext:value-type="string">
            <text:p>9/09/2017</text:p>
          </table:table-cell>
          <table:table-cell office:value-type="string" calcext:value-type="string">
            <text:p>BTP-Kivy-App artwork, Tangram flipp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28" office:value-type="string" calcext:value-type="string">
            <text:p>10/09/2017</text:p>
          </table:table-cell>
          <table:table-cell office:value-type="string" calcext:value-type="string">
            <text:p>BTP-Kivy-App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8" office:value-type="string" calcext:value-type="string">
            <text:p>18/09/2017</text:p>
          </table:table-cell>
          <table:table-cell office:value-type="string" calcext:value-type="string">
            <text:p>BTP-Kivy-App (text sizing and rotati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8" office:value-type="string" calcext:value-type="string">
            <text:p>19/09/2017</text:p>
          </table:table-cell>
          <table:table-cell office:value-type="string" calcext:value-type="string">
            <text:p>BTP-Kivy-App (text sizing and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8" office:value-type="string" calcext:value-type="string">
            <text:p>20/09/2017</text:p>
          </table:table-cell>
          <table:table-cell office:value-type="string" calcext:value-type="string">
            <text:p>BTP-Kivy-App (text sizing and rotation)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table:style-name="ce28" office:value-type="string" calcext:value-type="string">
            <text:p>21/09/2017</text:p>
          </table:table-cell>
          <table:table-cell office:value-type="string" calcext:value-type="string">
            <text:p>Checkers, Solitaire bug fixes. BTP-Kivy-App (text sizing and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8" office:value-type="string" calcext:value-type="string">
            <text:p>26/09/2017</text:p>
          </table:table-cell>
          <table:table-cell office:value-type="string" calcext:value-type="string">
            <text:p>LFS tweaks, bugfix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8" office:value-type="string" calcext:value-type="string">
            <text:p>29/09/2017</text:p>
          </table:table-cell>
          <table:table-cell office:value-type="string" calcext:value-type="string">
            <text:p>LFS tweaks, bugfix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/10/2017</text:p>
          </table:table-cell>
          <table:table-cell office:value-type="string" calcext:value-type="string">
            <text:p>BTP-Kivy-App building, test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10/2017</text:p>
          </table:table-cell>
          <table:table-cell office:value-type="string" calcext:value-type="string">
            <text:p>Added flipping for tangram parm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10/2017</text:p>
          </table:table-cell>
          <table:table-cell office:value-type="string" calcext:value-type="string">
            <text:p>Tangram reload fix, dark lines investig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10/2017</text:p>
          </table:table-cell>
          <table:table-cell office:value-type="string" calcext:value-type="string">
            <text:p>LFS Import, Tangram board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4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/11/2017</text:p>
          </table:table-cell>
          <table:table-cell office:value-type="string" calcext:value-type="string">
            <text:p>Hanoi 3-D fixes, test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/11/2017</text:p>
          </table:table-cell>
          <table:table-cell office:value-type="string" calcext:value-type="string">
            <text:p>Four in a row: 2 play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11/2017</text:p>
          </table:table-cell>
          <table:table-cell office:value-type="string" calcext:value-type="string">
            <text:p>LFS uploa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11/2017</text:p>
          </table:table-cell>
          <table:table-cell office:value-type="string" calcext:value-type="string">
            <text:p>LFS upload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7/11/2017</text:p>
          </table:table-cell>
          <table:table-cell office:value-type="string" calcext:value-type="string">
            <text:p>LFS upload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11/2017</text:p>
          </table:table-cell>
          <table:table-cell office:value-type="string" calcext:value-type="string">
            <text:p>LFS uploa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/11/2017</text:p>
          </table:table-cell>
          <table:table-cell office:value-type="string" calcext:value-type="string">
            <text:p>LFS upload service on Androi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12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12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7/12/2017</text:p>
          </table:table-cell>
          <table:table-cell office:value-type="string" calcext:value-type="string">
            <text:p>Btp-kivy-app deployment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9/12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0/12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1/12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2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7/12/20178</text:p>
          </table:table-cell>
          <table:table-cell office:value-type="string" calcext:value-type="string">
            <text:p>Four-in-a-row AI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7/12/2017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8/12/2017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12/2017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table:style-name="Default" office:value-type="string" calcext:value-type="string">
            <text:p>6/01/2018</text:p>
          </table:table-cell>
          <table:table-cell table:style-name="Default" office:value-type="string" calcext:value-type="string">
            <text:p>BTP-Kivy-App upload, building. Four-in-row bug fixes and tweaks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8/01/2018</text:p>
          </table:table-cell>
          <table:table-cell table:style-name="Default" office:value-type="string" calcext:value-type="string">
            <text:p>Four in a row, lfs uploading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.5" calcext:value-type="float">
            <text:p>1.5</text:p>
          </table:table-cell>
          <table:table-cell table:style-name="Default" office:value-type="string" calcext:value-type="string">
            <text:p>9/01/2018</text:p>
          </table:table-cell>
          <table:table-cell table:style-name="Default" office:value-type="string" calcext:value-type="string">
            <text:p>LFS upload email check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13/01/2018</text:p>
          </table:table-cell>
          <table:table-cell table:style-name="Default" office:value-type="string" calcext:value-type="string">
            <text:p>LFS upload email check, return message display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2.5" calcext:value-type="float">
            <text:p>2.5</text:p>
          </table:table-cell>
          <table:table-cell table:style-name="Default" office:value-type="string" calcext:value-type="string">
            <text:p>14/01/2018</text:p>
          </table:table-cell>
          <table:table-cell table:style-name="Default" office:value-type="string" calcext:value-type="string">
            <text:p>LFS upload size check, message refinement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15/01/2018</text:p>
          </table:table-cell>
          <table:table-cell table:style-name="Default" office:value-type="string" calcext:value-type="string">
            <text:p>2LFS Android build testing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16/01/2018</text:p>
          </table:table-cell>
          <table:table-cell table:style-name="Default" office:value-type="string" calcext:value-type="string">
            <text:p>2LFS upload translations and message refinement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0.5" calcext:value-type="float">
            <text:p>0.5</text:p>
          </table:table-cell>
          <table:table-cell table:style-name="Default" office:value-type="string" calcext:value-type="string">
            <text:p>17/01/2018</text:p>
          </table:table-cell>
          <table:table-cell table:style-name="Default" office:value-type="string" calcext:value-type="string">
            <text:p>LFS layout teak, Build and upload new APK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22/01/2018</text:p>
          </table:table-cell>
          <table:table-cell table:style-name="Default" office:value-type="string" calcext:value-type="string">
            <text:p>Tangram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25/01/2018</text:p>
          </table:table-cell>
          <table:table-cell table:style-name="Default" office:value-type="string" calcext:value-type="string">
            <text:p>TopBar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26/01/2018</text:p>
          </table:table-cell>
          <table:table-cell table:style-name="Default" office:value-type="string" calcext:value-type="string">
            <text:p>TopBar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2/02/2018</text:p>
          </table:table-cell>
          <table:table-cell table:style-name="Default" office:value-type="string" calcext:value-type="string">
            <text:p>TopBar, message box bug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6/02/2018</text:p>
          </table:table-cell>
          <table:table-cell table:style-name="Default" office:value-type="string" calcext:value-type="string">
            <text:p>Topbar, solitaire spacing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19/02/2018</text:p>
          </table:table-cell>
          <table:table-cell table:style-name="Default" office:value-type="string" calcext:value-type="string">
            <text:p>Tangram – classifying ambiguous baords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21/02/2018</text:p>
          </table:table-cell>
          <table:table-cell table:style-name="Default" office:value-type="string" calcext:value-type="string">
            <text:p>Tangram – classifying ambiguous baords</text:p>
          </table:table-cell>
          <table:table-cell table:style-name="Default" table:number-columns-repeated="1021"/>
        </table:table-row>
        <table:table-row table:style-name="ro1">
          <table:table-cell table:style-name="Default" table:formula="of:=SUM([.A2:.A71])" office:value-type="float" office:value="111" calcext:value-type="float">
            <text:p>111</text:p>
          </table:table-cell>
          <table:table-cell table:style-name="Default" table:number-columns-repeated="1023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style-name="Default"/>
          <table:table-cell table:style-name="Default" office:value-type="string" calcext:value-type="string">
            <text:p>Invoiced for 111 x $30 on 2018-04-19</text:p>
          </table:table-cell>
          <table:table-cell table:style-name="Default" table:number-columns-repeated="1022"/>
        </table:table-row>
        <table:table-row table:style-name="ro1">
          <table:table-cell table:style-name="Default"/>
          <table:table-cell table:style-name="Default" office:value-type="string" calcext:value-type="string">
            <text:p>Payment made via paypay $3199.83 on 2018-06-01</text:p>
          </table:table-cell>
          <table:table-cell table:style-name="Default" table:number-columns-repeated="1022"/>
        </table:table-row>
        <table:table-row table:style-name="ro1">
          <table:table-cell table:style-name="Default"/>
          <table:table-cell table:style-name="Default" office:value-type="string" calcext:value-type="string">
            <text:p>Payment received <text:s/>R39 235.07 on 2018-06-08 </text:p>
          </table:table-cell>
          <table:table-cell table:style-name="Default" table:number-columns-repeated="1022"/>
        </table:table-row>
        <table:named-expressions>
          <table:named-expression table:name="Print_Area" table:base-cell-address="$'2017 p3 (paid)'.$A$1" table:expression="#REF!"/>
          <table:named-expression table:name="Sheet_Title" table:base-cell-address="$'2017 p3 (paid)'.$A$1" table:expression="&quot;2017 p3&quot;"/>
        </table:named-expressions>
      </table:table>
      <table:table table:name="2017 p2 (paid)" table:style-name="ta3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9" table:default-cell-style-name="ce26"/>
        <table:table-column table:style-name="co1" table:default-cell-style-name="ce27"/>
        <table:table-column table:style-name="co1" table:number-columns-repeated="62" table:default-cell-style-name="ce26"/>
        <table:table-row table:style-name="ro1">
          <table:table-cell table:style-name="ce20" office:value-type="string" calcext:value-type="string">
            <text:p>Time (in hours)</text:p>
          </table:table-cell>
          <table:table-cell table:style-name="ce29" office:value-type="string" calcext:value-type="string">
            <text:p>Date</text:p>
          </table:table-cell>
          <table:table-cell table:style-name="ce20" office:value-type="string" calcext:value-type="string">
            <text:p>Task</text:p>
          </table:table-cell>
          <table:table-cell table:style-name="ce20"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1-27" calcext:value-type="date">
            <text:p>17/01/27</text:p>
          </table:table-cell>
          <table:table-cell office:value-type="string" calcext:value-type="string">
            <text:p>kivy3d, Hanoi 3d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1-29" calcext:value-type="date">
            <text:p>17/01/29</text:p>
          </table:table-cell>
          <table:table-cell office:value-type="string" calcext:value-type="string">
            <text:p>Hanoi 3d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01" calcext:value-type="date">
            <text:p>17/02/01</text:p>
          </table:table-cell>
          <table:table-cell office:value-type="string" calcext:value-type="string">
            <text:p>Kivy3d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2" calcext:value-type="date">
            <text:p>17/02/02</text:p>
          </table:table-cell>
          <table:table-cell office:value-type="string" calcext:value-type="string">
            <text:p>Hanoi 3d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05" calcext:value-type="date">
            <text:p>17/02/05</text:p>
          </table:table-cell>
          <table:table-cell office:value-type="string" calcext:value-type="string">
            <text:p>3d checkers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6" calcext:value-type="date">
            <text:p>17/02/06</text:p>
          </table:table-cell>
          <table:table-cell office:value-type="string" calcext:value-type="string">
            <text:p>3d checkers/hanoi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9" calcext:value-type="date">
            <text:p>17/02/09</text:p>
          </table:table-cell>
          <table:table-cell office:value-type="string" calcext:value-type="string">
            <text:p>3d checkers/hanoi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2-15" calcext:value-type="date">
            <text:p>17/02/15</text:p>
          </table:table-cell>
          <table:table-cell office:value-type="string" calcext:value-type="string">
            <text:p>3d Hanoi, solitaire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17" calcext:value-type="date">
            <text:p>17/02/17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18" calcext:value-type="date">
            <text:p>17/02/18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1" calcext:value-type="date">
            <text:p>17/02/21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4" calcext:value-type="date">
            <text:p>17/02/24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25" calcext:value-type="date">
            <text:p>17/02/25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26" calcext:value-type="date">
            <text:p>17/02/26</text:p>
          </table:table-cell>
          <table:table-cell office:value-type="string" calcext:value-type="string">
            <text:p>Checkers/Solitaire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7" calcext:value-type="date">
            <text:p>17/02/27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7" calcext:value-type="date">
            <text:p>17/02/27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17-03-06" calcext:value-type="date">
            <text:p>17/03/06</text:p>
          </table:table-cell>
          <table:table-cell office:value-type="string" calcext:value-type="string">
            <text:p>Chechers 3d, Solitaire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3-11" calcext:value-type="date">
            <text:p>17/03/11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3-14" calcext:value-type="date">
            <text:p>17/03/14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3-16" calcext:value-type="date">
            <text:p>17/03/16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3-17" calcext:value-type="date">
            <text:p>17/03/17</text:p>
          </table:table-cell>
          <table:table-cell office:value-type="string" calcext:value-type="string">
            <text:p>LFS/Bug fixes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3-19" calcext:value-type="date">
            <text:p>17/03/19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date" office:date-value="2017-03-21" calcext:value-type="date">
            <text:p>17/03/21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2" calcext:value-type="date">
            <text:p>17/03/22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3-23" calcext:value-type="date">
            <text:p>17/03/23</text:p>
          </table:table-cell>
          <table:table-cell office:value-type="string" calcext:value-type="string">
            <text:p>Solitaire/Checkers3d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4" calcext:value-type="date">
            <text:p>17/03/24</text:p>
          </table:table-cell>
          <table:table-cell office:value-type="string" calcext:value-type="string">
            <text:p>Kivy3d bug fixing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7" calcext:value-type="date">
            <text:p>17/03/27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4-04" calcext:value-type="date">
            <text:p>17/04/04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04" calcext:value-type="date">
            <text:p>17/04/04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4" calcext:value-type="date">
            <text:p>17/04/24</text:p>
          </table:table-cell>
          <table:table-cell office:value-type="string" calcext:value-type="string">
            <text:p>Checkers/Hanoi3d/Kivy3d</text:p>
          </table:table-cell>
          <table:table-cell table:number-columns-repeated="6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7-04-25" calcext:value-type="date">
            <text:p>17/04/25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6" calcext:value-type="date">
            <text:p>17/04/26</text:p>
          </table:table-cell>
          <table:table-cell office:value-type="string" calcext:value-type="string">
            <text:p>Solitarire</text:p>
          </table:table-cell>
          <table:table-cell table:number-columns-repeated="61"/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date" office:date-value="2017-04-27" calcext:value-type="date">
            <text:p>17/04/27</text:p>
          </table:table-cell>
          <table:table-cell office:value-type="string" calcext:value-type="string">
            <text:p>Solitarie/Clock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8" calcext:value-type="date">
            <text:p>17/04/28</text:p>
          </table:table-cell>
          <table:table-cell office:value-type="string" calcext:value-type="string">
            <text:p>Clock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4-29" calcext:value-type="date">
            <text:p>17/04/29</text:p>
          </table:table-cell>
          <table:table-cell office:value-type="string" calcext:value-type="string">
            <text:p>User folder for setting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09" calcext:value-type="date">
            <text:p>17/05/09</text:p>
          </table:table-cell>
          <table:table-cell office:value-type="string" calcext:value-type="string">
            <text:p>3d Hanoi, Android app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0" calcext:value-type="date">
            <text:p>17/05/10</text:p>
          </table:table-cell>
          <table:table-cell office:value-type="string" calcext:value-type="string">
            <text:p>Kivy-app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11" calcext:value-type="date">
            <text:p>17/05/11</text:p>
          </table:table-cell>
          <table:table-cell office:value-type="string" calcext:value-type="string">
            <text:p>Kivy-app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13" calcext:value-type="date">
            <text:p>17/05/13</text:p>
          </table:table-cell>
          <table:table-cell office:value-type="string" calcext:value-type="string">
            <text:p>Kivy-app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4" calcext:value-type="date">
            <text:p>17/05/14</text:p>
          </table:table-cell>
          <table:table-cell office:value-type="string" calcext:value-type="string">
            <text:p>Kivy-app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9" calcext:value-type="date">
            <text:p>17/05/19</text:p>
          </table:table-cell>
          <table:table-cell office:value-type="string" calcext:value-type="string">
            <text:p>Kivy-app, Checkers3d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0" calcext:value-type="date">
            <text:p>17/05/20</text:p>
          </table:table-cell>
          <table:table-cell office:value-type="string" calcext:value-type="string">
            <text:p>Kivy-app, Android testing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3" calcext:value-type="date">
            <text:p>17/05/23</text:p>
          </table:table-cell>
          <table:table-cell office:value-type="string" calcext:value-type="string">
            <text:p>Kivy-app, Py3 conversions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24" calcext:value-type="date">
            <text:p>17/05/24</text:p>
          </table:table-cell>
          <table:table-cell office:value-type="string" calcext:value-type="string">
            <text:p>Kivy-app, LFS fixes and tweaks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5" calcext:value-type="date">
            <text:p>17/05/25</text:p>
          </table:table-cell>
          <table:table-cell office:value-type="string" calcext:value-type="string">
            <text:p>Android testing and mtp fighting</text:p>
          </table:table-cell>
          <table:table-cell table:number-columns-repeated="6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5-26" calcext:value-type="date">
            <text:p>17/05/26</text:p>
          </table:table-cell>
          <table:table-cell office:value-type="string" calcext:value-type="string">
            <text:p>Checkers debugging, Hanoi 3d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27" calcext:value-type="date">
            <text:p>17/05/27</text:p>
          </table:table-cell>
          <table:table-cell office:value-type="string" calcext:value-type="string">
            <text:p>Checkers debugging, Hanoi 3d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8" calcext:value-type="date">
            <text:p>17/05/28</text:p>
          </table:table-cell>
          <table:table-cell office:value-type="string" calcext:value-type="string">
            <text:p>Checkers, Solitaire debugging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9" calcext:value-type="date">
            <text:p>17/05/29</text:p>
          </table:table-cell>
          <table:table-cell office:value-type="string" calcext:value-type="string">
            <text:p>Checkers, Solitaire debugging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30" calcext:value-type="date">
            <text:p>17/05/30</text:p>
          </table:table-cell>
          <table:table-cell office:value-type="string" calcext:value-type="string">
            <text:p>Checkers, Solitaire debugging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09" calcext:value-type="date">
            <text:p>17/06/09</text:p>
          </table:table-cell>
          <table:table-cell office:value-type="string" calcext:value-type="string">
            <text:p>Solitaire scaling, LFS App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0" calcext:value-type="date">
            <text:p>17/06/10</text:p>
          </table:table-cell>
          <table:table-cell office:value-type="string" calcext:value-type="string">
            <text:p>LFS App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6-11" calcext:value-type="date">
            <text:p>17/06/11</text:p>
          </table:table-cell>
          <table:table-cell office:value-type="string" calcext:value-type="string">
            <text:p>LFS App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5" calcext:value-type="date">
            <text:p>17/06/15</text:p>
          </table:table-cell>
          <table:table-cell office:value-type="string" calcext:value-type="string">
            <text:p>LFS App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6" calcext:value-type="date">
            <text:p>17/06/16</text:p>
          </table:table-cell>
          <table:table-cell office:value-type="string" calcext:value-type="string">
            <text:p>LFS Export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6-17" calcext:value-type="date">
            <text:p>17/06/17</text:p>
          </table:table-cell>
          <table:table-cell office:value-type="string" calcext:value-type="string">
            <text:p>LFS Export, zip investigating</text:p>
          </table:table-cell>
          <table:table-cell table:number-columns-repeated="6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6-20" calcext:value-type="date">
            <text:p>17/06/20</text:p>
          </table:table-cell>
          <table:table-cell office:value-type="string" calcext:value-type="string">
            <text:p>LFS Export, zip investigating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22" calcext:value-type="date">
            <text:p>17/06/22</text:p>
          </table:table-cell>
          <table:table-cell office:value-type="string" calcext:value-type="string">
            <text:p>LFS Export, bug fix, tweaks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6-23" calcext:value-type="date">
            <text:p>17/06/23</text:p>
          </table:table-cell>
          <table:table-cell office:value-type="string" calcext:value-type="string">
            <text:p>LFS Android App</text:p>
          </table:table-cell>
          <table:table-cell table:number-columns-repeated="6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date" office:date-value="2017-06-24" calcext:value-type="date">
            <text:p>17/06/24</text:p>
          </table:table-cell>
          <table:table-cell office:value-type="string" calcext:value-type="string">
            <text:p>LFS Android, styling/sizing issues</text:p>
          </table:table-cell>
          <table:table-cell table:number-columns-repeated="6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6-26" calcext:value-type="date">
            <text:p>17/06/26</text:p>
          </table:table-cell>
          <table:table-cell office:value-type="string" calcext:value-type="string">
            <text:p>LFS snap, bug fixes</text:p>
          </table:table-cell>
          <table:table-cell table:number-columns-repeated="6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date" office:date-value="2017-06-27" calcext:value-type="date">
            <text:p>17/06/27</text:p>
          </table:table-cell>
          <table:table-cell office:value-type="string" calcext:value-type="string">
            <text:p>LFS Android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7-15" calcext:value-type="date">
            <text:p>17/07/15</text:p>
          </table:table-cell>
          <table:table-cell office:value-type="string" calcext:value-type="string">
            <text:p>Rules for checkers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Paid $3,382.87 on 28/07/2017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This arrived as <text:s/>R42,721.25 on 28/08/2017 in FNB accoun t</text:p>
          </table:table-cell>
          <table:table-cell table:number-columns-repeated="62"/>
        </table:table-row>
        <table:table-row table:style-name="ro1" table:number-rows-repeated="60">
          <table:table-cell table:number-columns-repeated="64"/>
        </table:table-row>
        <table:table-row table:style-name="ro1">
          <table:table-cell table:number-columns-repeated="64"/>
        </table:table-row>
        <table:named-expressions>
          <table:named-expression table:name="Print_Area" table:base-cell-address="$'2017 p2 (paid)'.$A$1" table:expression="#REF!"/>
          <table:named-expression table:name="Sheet_Title" table:base-cell-address="$'2017 p2 (paid)'.$A$1" table:expression="&quot;2017 p2 (paid)&quot;"/>
        </table:named-expressions>
      </table:table>
      <table:table table:name="2017 (paid)" table:style-name="ta4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0" table:default-cell-style-name="ce26"/>
        <table:table-column table:style-name="co1" table:number-columns-repeated="63" table:default-cell-style-name="ce26"/>
        <table:table-row table:style-name="ro1">
          <table:table-cell table:style-name="ce20" office:value-type="string" calcext:value-type="string">
            <text:p>Time (in hours)</text:p>
          </table:table-cell>
          <table:table-cell table:style-name="ce29" office:value-type="string" calcext:value-type="string">
            <text:p>Date</text:p>
          </table:table-cell>
          <table:table-cell table:style-name="ce20" office:value-type="string" calcext:value-type="string">
            <text:p>Task</text:p>
          </table:table-cell>
          <table:table-cell table:style-name="ce20" table:number-columns-repeated="61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27" office:value-type="date" office:date-value="2017-01-03" calcext:value-type="date">
            <text:p>17/01/03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27" office:value-type="date" office:date-value="2017-01-05" calcext:value-type="date">
            <text:p>17/01/05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7" office:value-type="date" office:date-value="2017-01-11" calcext:value-type="date">
            <text:p>17/01/11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27" office:value-type="date" office:date-value="2017-01-11" calcext:value-type="date">
            <text:p>17/01/11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27" office:value-type="date" office:date-value="2017-01-16" calcext:value-type="date">
            <text:p>17/01/16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/>
          <table:table-cell table:style-name="ce27"/>
          <table:table-cell table:number-columns-repeated="62"/>
        </table:table-row>
        <table:table-row table:style-name="ro1">
          <table:table-cell/>
          <table:table-cell table:style-name="ce27"/>
          <table:table-cell/>
          <table:table-cell office:value-type="string" calcext:value-type="string">
            <text:p>Paid R81876 on the 19/01/2017</text:p>
          </table:table-cell>
          <table:table-cell table:number-columns-repeated="60"/>
        </table:table-row>
        <table:table-row table:style-name="ro1" table:number-rows-repeated="119">
          <table:table-cell table:number-columns-repeated="64"/>
        </table:table-row>
        <table:table-row table:style-name="ro1">
          <table:table-cell table:number-columns-repeated="64"/>
        </table:table-row>
        <table:named-expressions>
          <table:named-expression table:name="Print_Area" table:base-cell-address="$'2017 (paid)'.$A$1" table:expression="#REF!"/>
          <table:named-expression table:name="Sheet_Title" table:base-cell-address="$'2017 (paid)'.$A$1" table:expression="&quot;2017 (paid)&quot;"/>
        </table:named-expressions>
      </table:table>
      <table:table table:name="2016 (paid)" table:style-name="ta5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1" table:default-cell-style-name="ce26"/>
        <table:table-column table:style-name="co1" table:default-cell-style-name="ce26"/>
        <table:table-column table:style-name="co12" table:default-cell-style-name="ce26"/>
        <table:table-column table:style-name="co1" table:number-columns-repeated="1021" table:default-cell-style-name="ce26"/>
        <table:table-row table:style-name="ro1">
          <table:table-cell table:style-name="ce20" office:value-type="string" calcext:value-type="string">
            <text:p>Time (in hours)</text:p>
          </table:table-cell>
          <table:table-cell table:style-name="ce20" office:value-type="string" calcext:value-type="string">
            <text:p>Date</text:p>
          </table:table-cell>
          <table:table-cell table:style-name="ce20" office:value-type="string" calcext:value-type="string">
            <text:p>Task</text:p>
          </table:table-cell>
          <table:table-cell table:style-name="ce20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01/2016</text:p>
          </table:table-cell>
          <table:table-cell office:value-type="string" calcext:value-type="string">
            <text:p>LifeStory/Bug fixe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2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1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02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2/2016</text:p>
          </table:table-cell>
          <table:table-cell office:value-type="string" calcext:value-type="string">
            <text:p>Theming/Popup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0/02/2016</text:p>
          </table:table-cell>
          <table:table-cell office:value-type="string" calcext:value-type="string">
            <text:p>Theming/atlas redirec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2/2016</text:p>
          </table:table-cell>
          <table:table-cell office:value-type="string" calcext:value-type="string">
            <text:p>Theming/LFS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6</text:p>
          </table:table-cell>
          <table:table-cell office:value-type="string" calcext:value-type="string">
            <text:p>Investigating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7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9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3/2016</text:p>
          </table:table-cell>
          <table:table-cell table:style-name="ce30"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8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3/2016</text:p>
          </table:table-cell>
          <table:table-cell office:value-type="string" calcext:value-type="string">
            <text:p>Investigated using PIL i.s.o. Kivy for rotation + thumbnails. Not going to work.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3/2016</text:p>
          </table:table-cell>
          <table:table-cell office:value-type="string" calcext:value-type="string">
            <text:p>Started with 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8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mporting – investigate resource buildup (import but no save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con and rotation wt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5/2016</text:p>
          </table:table-cell>
          <table:table-cell office:value-type="string" calcext:value-type="string">
            <text:p>Fixed rotation/bring to font issue (undid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5/2016</text:p>
          </table:table-cell>
          <table:table-cell office:value-type="string" calcext:value-type="string">
            <text:p>Added options for slide show ending, looked at styling stuf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5/2016</text:p>
          </table:table-cell>
          <table:table-cell office:value-type="string" calcext:value-type="string">
            <text:p>LFS bugfix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5/05/2016</text:p>
          </table:table-cell>
          <table:table-cell office:value-type="string" calcext:value-type="string">
            <text:p>Public/Private setting for 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6/05/2016</text:p>
          </table:table-cell>
          <table:table-cell office:value-type="string" calcext:value-type="string">
            <text:p>Popup styling, saving of Life Stories to user fold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06/2016</text:p>
          </table:table-cell>
          <table:table-cell office:value-type="string" calcext:value-type="string">
            <text:p>LFS: Messagebox popup font sizing, transfor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3/06/2016</text:p>
          </table:table-cell>
          <table:table-cell office:value-type="string" calcext:value-type="string">
            <text:p>LFS: Investigating Dialogs, setting up venv for 1.9.1 stab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6/2016</text:p>
          </table:table-cell>
          <table:table-cell office:value-type="string" calcext:value-type="string">
            <text:p>LFS: Finished unifying Dialogs, standard fon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6/2016</text:p>
          </table:table-cell>
          <table:table-cell office:value-type="string" calcext:value-type="string">
            <text:p>LFS: 1.9.0 venv setup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6/2016</text:p>
          </table:table-cell>
          <table:table-cell office:value-type="string" calcext:value-type="string">
            <text:p>LFS: 1.9.0 fixes, venv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0/06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7/2016</text:p>
          </table:table-cell>
          <table:table-cell office:value-type="string" calcext:value-type="string">
            <text:p>LFS: Public/Private sav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6</text:p>
          </table:table-cell>
          <table:table-cell office:value-type="string" calcext:value-type="string">
            <text:p>LFS: 1.9.0 fixes for saving, venv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6</text:p>
          </table:table-cell>
          <table:table-cell office:value-type="string" calcext:value-type="string">
            <text:p>LFS: Import, FileChooser dialog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7/07/2016</text:p>
          </table:table-cell>
          <table:table-cell office:value-type="string" calcext:value-type="string">
            <text:p>LFS: Bug fixes,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6/07/2016</text:p>
          </table:table-cell>
          <table:table-cell office:value-type="string" calcext:value-type="string">
            <text:p>LFS: Tickets and 1.9.1 touch break investigat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08/2016</text:p>
          </table:table-cell>
          <table:table-cell office:value-type="string" calcext:value-type="string">
            <text:p>LFS: PDF Expor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/08/2016</text:p>
          </table:table-cell>
          <table:table-cell office:value-type="string" calcext:value-type="string">
            <text:p>LFS: Import size limitations, checkers/solitaire investigatio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0/08/2016</text:p>
          </table:table-cell>
          <table:table-cell office:value-type="string" calcext:value-type="string">
            <text:p>Bug fixes, 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8/2016</text:p>
          </table:table-cell>
          <table:table-cell office:value-type="string" calcext:value-type="string">
            <text:p>LFS tweak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3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5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0/08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8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string" calcext:value-type="string">
            <text:p>26/08/2016</text:p>
          </table:table-cell>
          <table:table-cell office:value-type="string" calcext:value-type="string">
            <text:p>Checkers AI, game research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8/2016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09/2016</text:p>
          </table:table-cell>
          <table:table-cell office:value-type="string" calcext:value-type="string">
            <text:p>LFS Swiping, unicode issu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9/2016</text:p>
          </table:table-cell>
          <table:table-cell office:value-type="string" calcext:value-type="string">
            <text:p>LFS Import popup/progres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9/2016</text:p>
          </table:table-cell>
          <table:table-cell office:value-type="string" calcext:value-type="string">
            <text:p>BTP Flex unpacking, exploration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9/2016</text:p>
          </table:table-cell>
          <table:table-cell office:value-type="string" calcext:value-type="string">
            <text:p>BTP Flex Touch bug building/investigat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9/2016</text:p>
          </table:table-cell>
          <table:table-cell office:value-type="string" calcext:value-type="string">
            <text:p>LFS/Unicode/Compat fix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9/2016</text:p>
          </table:table-cell>
          <table:table-cell office:value-type="string" calcext:value-type="string">
            <text:p>Checkers AI prep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/09/2016</text:p>
          </table:table-cell>
          <table:table-cell office:value-type="string" calcext:value-type="string">
            <text:p>Video widget bug investigation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5/09/2016</text:p>
          </table:table-cell>
          <table:table-cell office:value-type="string" calcext:value-type="string">
            <text:p>Video <text:s/>widget codec/dependency issu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/09/2016</text:p>
          </table:table-cell>
          <table:table-cell office:value-type="string" calcext:value-type="string">
            <text:p>Flex test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/10/2016</text:p>
          </table:table-cell>
          <table:table-cell office:value-type="string" calcext:value-type="string">
            <text:p>Flex configuring/flashing/build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0/2016</text:p>
          </table:table-cell>
          <table:table-cell office:value-type="string" calcext:value-type="string">
            <text:p>Flex/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10/2016</text:p>
          </table:table-cell>
          <table:table-cell office:value-type="string" calcext:value-type="string">
            <text:p>Checkers/LFS unicod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0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string" calcext:value-type="string">
            <text:p>12/10/2016</text:p>
          </table:table-cell>
          <table:table-cell office:value-type="string" calcext:value-type="string">
            <text:p>LFS (bug fixes and getting editor/viewer displays the same)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5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6/10/2016</text:p>
          </table:table-cell>
          <table:table-cell office:value-type="string" calcext:value-type="string">
            <text:p>LFS – Separate import path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11/2016</text:p>
          </table:table-cell>
          <table:table-cell office:value-type="string" calcext:value-type="string">
            <text:p>Machine setup/config/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/11/2016</text:p>
          </table:table-cell>
          <table:table-cell office:value-type="string" calcext:value-type="string">
            <text:p>Machine setup/config/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11/2016</text:p>
          </table:table-cell>
          <table:table-cell office:value-type="string" calcext:value-type="string">
            <text:p>Touch issues invest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11/2016</text:p>
          </table:table-cell>
          <table:table-cell office:value-type="string" calcext:value-type="string">
            <text:p>Touch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11/2016</text:p>
          </table:table-cell>
          <table:table-cell office:value-type="string" calcext:value-type="string">
            <text:p>LFS 1.9.1 migr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6</text:p>
          </table:table-cell>
          <table:table-cell office:value-type="string" calcext:value-type="string">
            <text:p>Unicode issues 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7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27" office:value-type="string" calcext:value-type="string">
            <text:p>8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7" office:value-type="string" calcext:value-type="string">
            <text:p>09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7" office:value-type="string" calcext:value-type="string">
            <text:p>10/12/2016</text:p>
          </table:table-cell>
          <table:table-cell office:value-type="string" calcext:value-type="string">
            <text:p>Checkers/Kivy3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7" office:value-type="string" calcext:value-type="string">
            <text:p>11/12/2016</text:p>
          </table:table-cell>
          <table:table-cell office:value-type="string" calcext:value-type="string">
            <text:p>Crash invest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7" office:value-type="string" calcext:value-type="string">
            <text:p>12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7" office:value-type="string" calcext:value-type="string">
            <text:p>16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7" office:value-type="string" calcext:value-type="string">
            <text:p>20/12/2016</text:p>
          </table:table-cell>
          <table:table-cell table:style-name="ce46"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7" office:value-type="string" calcext:value-type="string">
            <text:p>21/12/2016</text:p>
          </table:table-cell>
          <table:table-cell table:style-name="ce46"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3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12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/12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0/12/2016</text:p>
          </table:table-cell>
          <table:table-cell office:value-type="string" calcext:value-type="string">
            <text:p>3d board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12/2016</text:p>
          </table:table-cell>
          <table:table-cell office:value-type="string" calcext:value-type="string">
            <text:p>Checkrs AI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/01/2017</text:p>
          </table:table-cell>
          <table:table-cell office:value-type="string" calcext:value-type="string">
            <text:p>3d board/A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/01/2017</text:p>
          </table:table-cell>
          <table:table-cell office:value-type="string" calcext:value-type="string">
            <text:p>3d board/AI</text:p>
          </table:table-cell>
          <table:table-cell table:number-columns-repeated="1021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2016 (paid)'.$A$1" table:expression="#REF!"/>
          <table:named-expression table:name="Sheet_Title" table:base-cell-address="$'2016 (paid)'.$A$1" table:expression="&quot;2016 (paid)&quot;"/>
        </table:named-expressions>
      </table:table>
      <table:table table:name="2015 p2 (paid)" table:style-name="ta6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3" table:default-cell-style-name="ce26"/>
        <table:table-column table:style-name="co1" table:number-columns-repeated="1023" table:default-cell-style-name="ce26"/>
        <table:table-row table:style-name="ro1">
          <table:table-cell table:style-name="ce20" office:value-type="string" calcext:value-type="string">
            <text:p>Time (in hours)</text:p>
          </table:table-cell>
          <table:table-cell table:style-name="ce20" office:value-type="string" calcext:value-type="string">
            <text:p>Date</text:p>
          </table:table-cell>
          <table:table-cell table:style-name="ce20" office:value-type="string" calcext:value-type="string">
            <text:p>Task</text:p>
          </table:table-cell>
          <table:table-cell table:style-name="ce20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0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11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1/2015</text:p>
          </table:table-cell>
          <table:table-cell office:value-type="string" calcext:value-type="string">
            <text:p>Bingo/audio/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7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1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12/2015</text:p>
          </table:table-cell>
          <table:table-cell office:value-type="string" calcext:value-type="string">
            <text:p>LifeStory/SoundMem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 table:number-rows-repeated="93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2015 p2 (paid)'.$A$1" table:expression="#REF!"/>
          <table:named-expression table:name="Sheet_Title" table:base-cell-address="$'2015 p2 (paid)'.$A$1" table:expression="&quot;2015 p2 (paid)&quot;"/>
        </table:named-expressions>
      </table:table>
      <table:table table:name="2015 (paid)" table:style-name="ta7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4" table:default-cell-style-name="ce48"/>
        <table:table-column table:style-name="co15" table:default-cell-style-name="ce48"/>
        <table:table-column table:style-name="co16" table:default-cell-style-name="ce48"/>
        <table:table-column table:style-name="co1" table:number-columns-repeated="1021" table:default-cell-style-name="ce26"/>
        <table:table-row table:style-name="ro1">
          <table:table-cell table:style-name="ce47" office:value-type="string" calcext:value-type="string">
            <text:p>Time (in hours)</text:p>
          </table:table-cell>
          <table:table-cell table:style-name="ce47" office:value-type="string" calcext:value-type="string">
            <text:p>Date</text:p>
          </table:table-cell>
          <table:table-cell table:style-name="ce47" office:value-type="string" calcext:value-type="string">
            <text:p>Task</text:p>
          </table:table-cell>
          <table:table-cell table:style-name="ce20"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Jumble</text:p>
          </table:table-cell>
          <table:table-cell table:number-columns-repeated="1021"/>
        </table:table-row>
        <table:table-row table:style-name="ro1">
          <table:table-cell table:style-name="ce49" office:value-type="float" office:value="16" calcext:value-type="float">
            <text:p>16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WordSearch</text:p>
          </table:table-cell>
          <table:table-cell table:number-columns-repeated="1021"/>
        </table:table-row>
        <table:table-row table:style-name="ro1">
          <table:table-cell table:style-name="ce49" office:value-type="float" office:value="1" calcext:value-type="float">
            <text:p>1</text:p>
          </table:table-cell>
          <table:table-cell table:style-name="ce50" office:value-type="string" calcext:value-type="string">
            <text:p>1/12/2014</text:p>
          </table:table-cell>
          <table:table-cell table:number-columns-repeated="1022"/>
        </table:table-row>
        <table:table-row table:style-name="ro1">
          <table:table-cell table:style-name="ce49" office:value-type="float" office:value="1.5" calcext:value-type="float">
            <text:p>1.5</text:p>
          </table:table-cell>
          <table:table-cell office:value-type="string" calcext:value-type="string">
            <text:p>2/12/2014</text:p>
          </table:table-cell>
          <table:table-cell table:number-columns-repeated="1022"/>
        </table:table-row>
        <table:table-row table:style-name="ro1">
          <table:table-cell table:style-name="ce49" office:value-type="float" office:value="2" calcext:value-type="float">
            <text:p>2</text:p>
          </table:table-cell>
          <table:table-cell office:value-type="string" calcext:value-type="string">
            <text:p>3/12/2014</text:p>
          </table:table-cell>
          <table:table-cell table:number-columns-repeated="1022"/>
        </table:table-row>
        <table:table-row table:style-name="ro1">
          <table:table-cell table:style-name="ce49" office:value-type="float" office:value="1" calcext:value-type="float">
            <text:p>1</text:p>
          </table:table-cell>
          <table:table-cell office:value-type="string" calcext:value-type="string">
            <text:p>4/12/2014</text:p>
          </table:table-cell>
          <table:table-cell table:number-columns-repeated="1022"/>
        </table:table-row>
        <table:table-row table:style-name="ro1">
          <table:table-cell table:style-name="ce49" office:value-type="float" office:value="2" calcext:value-type="float">
            <text:p>2</text:p>
          </table:table-cell>
          <table:table-cell office:value-type="string" calcext:value-type="string">
            <text:p>5/12/2014</text:p>
          </table:table-cell>
          <table:table-cell table:number-columns-repeated="1022"/>
        </table:table-row>
        <table:table-row table:style-name="ro1">
          <table:table-cell table:style-name="ce49" office:value-type="float" office:value="2" calcext:value-type="float">
            <text:p>2</text:p>
          </table:table-cell>
          <table:table-cell office:value-type="string" calcext:value-type="string">
            <text:p>6/12/2013 – 7/12/2014</text:p>
          </table:table-cell>
          <table:table-cell table:number-columns-repeated="1022"/>
        </table:table-row>
        <table:table-row table:style-name="ro1">
          <table:table-cell table:style-name="ce49" office:value-type="float" office:value="2.5" calcext:value-type="float">
            <text:p>2.5</text:p>
          </table:table-cell>
          <table:table-cell office:value-type="string" calcext:value-type="string">
            <text:p>10/12/2014</text:p>
          </table:table-cell>
          <table:table-cell office:value-type="string" calcext:value-type="string">
            <text:p>general architecture</text:p>
          </table:table-cell>
          <table:table-cell table:number-columns-repeated="1021"/>
        </table:table-row>
        <table:table-row table:style-name="ro1">
          <table:table-cell table:style-name="ce49" office:value-type="float" office:value="2.5" calcext:value-type="float">
            <text:p>2.5</text:p>
          </table:table-cell>
          <table:table-cell office:value-type="string" calcext:value-type="string">
            <text:p>12/12/2013 – 13/12/2013</text:p>
          </table:table-cell>
          <table:table-cell office:value-type="string" calcext:value-type="string">
            <text:p>game_templat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4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5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2/2014-23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4/01/2015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51" office:value-type="string" calcext:value-type="string">
            <text:p>1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8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3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Exploring refactoring other games to the Game framewor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5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-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0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1" office:value-type="string" calcext:value-type="string">
            <text:p>12/05/2015</text:p>
          </table:table-cell>
          <table:table-cell office:value-type="string" calcext:value-type="string">
            <text:p>Bingo + Shoot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5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9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6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0/06/2015</text:p>
          </table:table-cell>
          <table:table-cell office:value-type="string" calcext:value-type="string">
            <text:p>Four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6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Shooter/Fourrow/audio refactor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07/2015</text:p>
          </table:table-cell>
          <table:table-cell office:value-type="string" calcext:value-type="string">
            <text:p>Bingo/refactoring.Took longer than expected fighting a layout issue ;-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5</text:p>
          </table:table-cell>
          <table:table-cell office:value-type="string" calcext:value-type="string">
            <text:p>Bingo/refactoring/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5</text:p>
          </table:table-cell>
          <table:table-cell office:value-type="string" calcext:value-type="string">
            <text:p>Bingo hi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Bingo history/iChanger bugfix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8/07/2015</text:p>
          </table:table-cell>
          <table:table-cell office:value-type="string" calcext:value-type="string">
            <text:p>Play sequence, marking incorrec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7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4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aid on 23/08/2015</text:p>
          </table:table-cell>
          <table:table-cell/>
          <table:table-cell office:value-type="string" calcext:value-type="string">
            <text:p>Total R37 000, deposit shows R30 000.00</text:p>
          </table:table-cell>
          <table:table-cell table:number-columns-repeated="1021"/>
        </table:table-row>
        <table:table-row table:style-name="ro1" table:number-rows-repeated="27">
          <table:table-cell table:style-name="ce26" table:number-columns-repeated="3"/>
          <table:table-cell table:number-columns-repeated="1021"/>
        </table:table-row>
        <table:table-row table:style-name="ro1">
          <table:table-cell table:style-name="ce26" table:number-columns-repeated="3"/>
          <table:table-cell table:number-columns-repeated="1021"/>
        </table:table-row>
        <table:named-expressions>
          <table:named-expression table:name="Print_Area" table:base-cell-address="$'2015 (paid)'.$A$1" table:expression="#REF!"/>
          <table:named-expression table:name="Sheet_Title" table:base-cell-address="$'2015 (paid)'.$A$1" table:expression="&quot;2015 (paid)&quot;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xmlns:gnm="http://www.gnumeric.org/odf-extension/1.0" office:version="1.2">
  <office:font-face-decls>
    <style:font-face style:name="Nimbus Roman No9 L" svg:font-family="'Nimbus Roman No9 L'"/>
    <style:font-face style:name="Nimbus Sans L" svg:font-family="'Nimbus Sans L'"/>
    <style:font-face style:name="Sans" svg:font-family="San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2.5mm"/>
      <style:text-properties style:font-name="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04P0"/>
    </number:currency-style>
    <number:date-style style:name="N110">
      <number:year number:calendar="gregorian"/>
      <number:text>/</number:text>
      <number:month number:calendar="gregorian"/>
      <number:text>/</number:text>
      <number:day number:calendar="gregorian"/>
      <number:text> </number:text>
      <number:hours number:style="long"/>
      <number:text>:</number:text>
      <number:minutes number:style="long"/>
    </number:date-style>
    <number:date-style style:name="N111">
      <number:year number:calendar="gregorian"/>
      <number:text>/</number:text>
      <number:month number:calendar="gregorian" number:style="long"/>
      <number:text>/</number:text>
      <number:day number:calendar="gregorian" number:style="long"/>
    </number:date-style>
    <number:number-style style:name="N112P0" style:volatile="true">
      <number:number number:decimal-places="2" loext:min-decimal-places="2" number:min-integer-digits="1" number:grouping="true"/>
    </number:number-style>
    <number:number-style style:name="N112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2P0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5.4mm" fo:margin-bottom="25.4mm" fo:margin-left="25.4mm" fo:margin-right="25.4mm" style:print-page-order="ttb" style:scale-to="100%" style:writing-mode="lr-tb" gnm:style-print="" style:print="annotations charts drawings objects"/>
      <style:header-style>
        <style:header-footer-properties fo:min-height="7.5mm" fo:margin-left="0mm" fo:margin-right="0mm" fo:margin-bottom="0mm" fo:border="none" fo:padding="0mm" style:shadow="none"/>
      </style:header-style>
      <style:footer-style>
        <style:header-footer-properties fo:min-height="7.5mm" fo:margin-left="0mm" fo:margin-right="0mm" fo:margin-top="0mm" fo:border="none" fo:padding="0m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3">0000/00/00</text:date>, <text:time style:data-style-name="N2" text:time-value="17:06:50.31662579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_32_017_20_p3" style:display-name="2017 p3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7_20_p2_20__28_paid_29_" style:display-name="2017 p2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7_20__28_paid_29_" style:display-name="2017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6_20__28_paid_29_" style:display-name="2016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5_20_p2_20__28_paid_29_" style:display-name="2015 p2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5_20__28_paid_29_" style:display-name="2015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10-03T17:09:30.612364739</dc:date>
    <meta:creation-date>2014-12-14T08:12:00Z</meta:creation-date>
    <meta:editing-cycles>547</meta:editing-cycles>
    <meta:editing-duration>PT22H58M2S</meta:editing-duration>
    <meta:generator>LibreOffice/6.0.7.3$Linux_X86_64 LibreOffice_project/00m0$Build-3</meta:generator>
    <meta:document-statistic meta:table-count="10" meta:cell-count="1644" meta:object-count="0"/>
  </office:meta>
</office:document-meta>
</file>